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Sandro Räss</text:p>
            <text:p text:style-name="P10"/>
            <text:p text:style-name="P10">adfa</text:p>
            <text:p text:style-name="Contact_20_info">079 428 56 16 – <text:span text:style-name="T15">s.raess@me.com – </text:span><text:span text:style-name="T16">adfa – </text:span><text:span text:style-name="T19">08.07.1922 – </text:span><text:span text:style-name="T20">4000 Basel - </text:span><text:span text:style-name="T19"><text:s/>adf - adf</text:span></text:p>
            <text:p text:style-name="Contact_20_info"/>
            <text:p text:style-name="P7">adf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andro Räss, Hauptstrasse 5, 40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adfa</text:h>
      <text:p text:style-name="P14"/>
      <text:p text:style-name="P11">Sehr geehrte Damen und Herren</text:p>
      <text:p text:style-name="P11"/>
      <text:p text:style-name="P11">asdf</text:p>
      <text:p text:style-name="P11"/>
      <text:p text:style-name="P11">asdf</text:p>
      <text:p text:style-name="P11"/>
      <text:p text:style-name="P11">asdf</text:p>
      <text:p text:style-name="P11"/>
      <text:p text:style-name="P11">Freundliche Grüße</text:p>
      <text:p text:style-name="P11"/>
      <text:p text:style-name="P11">Sandro Rä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Sandro Räss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